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5.21 19:22   |   <text:a xlink:type="simple" xlink:href="http://palinfo.habago.org/Entry?Command=Information_PrintForum&amp;iPage=13&amp;sType=FORUM#FORUM37477"><text:span text:style-name="T2">#</text:span></text:a></text:p>
      <text:p text:style-name="P2">卡韓政變<text:span text:style-name="T3"><text:s/>(53)</text:span>：<text:span text:style-name="T3"><text:s/></text:span>語言之微妙，一如人心<text:span text:style-name="T3"> <text:line-break/><text:line-break/></text:span>陳真<text:span text:style-name="T3"><text:s/>2019. 05. 21. <text:line-break/><text:line-break/><text:line-break/></text:span>我給這系列文章全取了標題，方便閱讀。百忙之中，利用零零碎碎的片段時間，從四月四號寫到現在，一共寫了九萬八千多字，寫完這篇就快湊上十萬了。這不是在幫韓國瑜助選，而是幫我自己，所謂路見不平，滑鼠相助。<text:span text:style-name="T3"> <text:line-break/><text:line-break/></text:span>不過，其實也助不了什麼，一來，我對人們的智商缺乏信心，二來，事物的原理終究還是比較重要，個案倒是其次。就跟學習數學一樣，我很少做例題，光用腦袋想著原理，就能把數學學好。所謂例題，只是同一原理底下的反覆現象。<text:span text:style-name="T3"> <text:line-break/><text:line-break/></text:span>今天，倘若抹黑者是韓國瑜，那麼，不管他的立場或政治路線是什麼，統統都不重要了，根本不值得支持。美德或品性，理當是一切所謂理想的基礎，我不相信一個卑鄙下流的人會帶來什麼美好的結果，因為天底下沒有人會使用齷齪手段去做好事。<text:span text:style-name="T3"> <text:line-break/><text:line-break/></text:span>我對語言很敏感，因為語言之微妙，一如人心；無論至善或至惡，往往就藏在那微妙之處。為何我說郭台銘是個人渣？因為，他不但使壞，而且搞兩面手法，讓下屬及周邊一堆爪牙不斷去抹黑韓國瑜，自己卻扮好人，跟韓稱兄道弟，而且還宣稱被他抹黑得臭不可聞的韓國瑜是他心目中的<text:span text:style-name="T3"><text:s/>"</text:span>英雄<text:span text:style-name="T3">"</text:span>；不但扮好人，甚至它媽的竟然還扮恩人，當起被他抹黑得一塌糊塗的韓國瑜之恩人。請問，天底下還有比這更卑劣的心機嗎？<text:span text:style-name="T3"> <text:line-break/><text:line-break/></text:span>關鍵就在於<text:span text:style-name="T3"><text:s/>"</text:span>認了<text:span text:style-name="T3">" </text:span>二字。郭台銘說他<text:span text:style-name="T3"><text:s/>"</text:span>認了<text:span text:style-name="T3">"</text:span>，他<text:span text:style-name="T3"><text:s/>"</text:span>承認<text:span text:style-name="T3">" </text:span>就是要出來<text:span text:style-name="T3"><text:s/>"</text:span>幫助<text:span text:style-name="T3">" </text:span>韓國瑜<text:span text:style-name="T3"><text:s/>"</text:span>解套<text:span text:style-name="T3">"</text:span>，讓他可以不用出來參選總統。各位聽懂這意思嗎？如果這事是用來整你，我想各位一定都馬上能聽懂，而且肯定恨得咬牙切齒。<text:span text:style-name="T3"> <text:line-break/><text:line-break/>"</text:span>認了<text:span text:style-name="T3">" </text:span>的意思是說，他和韓國瑜私下偷偷套好招，甚至讓人以為說不定是韓偷偷拜託郭出來參選，以便解救韓國瑜免於參選。這下終於<text:span text:style-name="T3"><text:s/>"</text:span>真相大白<text:span text:style-name="T3">"</text:span>，因為郭終於<text:span text:style-name="T3"><text:s/>"</text:span>認了<text:span text:style-name="T3">" </text:span>這事。<text:span text:style-name="T3"> <text:line-break/><text:line-break/></text:span>它媽的就算是人渣黨的奧步，也還不曾陰險下流到這種程度。郭搞生意也許很厲害，但絕非善類，太卑鄙了。這就好像一個歹徒，派人輪姦少女，並且把少女人格抹黑得一無是處，說是她自己不檢點，然後自己還假裝關懷，鼓勵少女，最後竟然還<text:span text:style-name="T3"><text:s/>"</text:span>認了<text:span text:style-name="T3">"</text:span>，承認是少女要求他來協助她走上正途。差不多就是這樣一個類比。我真是開了眼界。<text:span text:style-name="T3"> <text:line-break/><text:line-break/></text:span>我不能釋懷的是：究竟是一些什麼樣的人，竟然還會支持像郭台銘及柯文哲這樣一些好話說盡、壞事做絕的人？如果你不在乎這些善惡，他媽的那你到底是在乎一些什麼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